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5600000061B2A75BA46476FD1B.png" manifest:media-type="image/png"/>
  <manifest:file-entry manifest:full-path="Pictures/100000000000032000000102671AC56143E7DD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fo:font-size="10pt" style:font-size-asian="10pt" style:font-name-complex="Arial2" style:font-size-complex="10pt"/>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master-page-name="Standard">
      <style:paragraph-properties fo:text-align="center" style:justify-single-word="false" style:page-number="auto"/>
    </style:style>
    <style:style style:name="P5" style:family="paragraph">
      <style:paragraph-properties fo:margin-top="0in" fo:margin-bottom="0in" fo:line-height="100%" fo:text-align="start"/>
    </style:style>
    <style:style style:name="P6" style:family="paragraph">
      <loext:graphic-properties draw:fill="none"/>
      <style:paragraph-properties fo:margin-top="0in" fo:margin-bottom="0in" fo:line-height="100%" fo:text-align="start"/>
    </style:style>
    <style:style style:name="P7" style:family="paragraph">
      <loext:graphic-properties draw:fill="solid" draw:fill-color="#1d86c0"/>
      <style:paragraph-properties fo:text-align="start"/>
    </style:style>
    <style:style style:name="T1" style:family="text">
      <style:text-properties style:font-name="Arial" fo:font-size="10pt" fo:font-weight="bold" style:font-size-asian="10pt" style:font-weight-asian="bold" style:font-name-complex="Arial2" style:font-size-complex="10pt" style:font-weight-complex="bold"/>
    </style:style>
    <style:style style:name="T2" style:family="text">
      <style:text-properties style:font-name="Arial" fo:font-size="10pt" style:font-size-asian="10pt" style:font-name-complex="Arial2" style:font-size-complex="10pt"/>
    </style:style>
    <style:style style:name="T3" style:family="text">
      <style:text-properties fo:color="#ff0000" style:font-name="Arial" fo:font-size="10pt" style:font-size-asian="10pt" style:font-name-complex="Arial2" style:font-size-complex="10pt"/>
    </style:style>
    <style:style style:name="T4" style:family="text">
      <style:text-properties fo:color="#000000" style:font-name="Arial" fo:font-size="10pt" fo:font-weight="bold" style:letter-kerning="true" style:font-size-asian="10pt" style:font-weight-asian="bold" style:font-name-complex="Arial2" style:font-size-complex="10pt"/>
    </style:style>
    <style:style style:name="T5" style:family="text">
      <style:text-properties fo:color="#000000" style:font-name="Arial" fo:font-size="10pt" style:letter-kerning="true" style:font-size-asian="10pt" style:font-name-complex="Arial2" style:font-size-complex="10pt" style:font-weight-complex="bold"/>
    </style:style>
    <style:style style:name="T6" style:family="text">
      <style:text-properties style:font-name="Tahoma" fo:font-size="12pt" style:font-size-asian="12pt" style:font-name-complex="Tahoma1" style:font-size-complex="12pt"/>
    </style:style>
    <style:style style:name="T7"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size-asian="7pt" style:font-style-asian="normal" style:font-weight-asian="bold" style:font-name-complex="Arial1" style:font-size-complex="7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name-complex="Arial1" style:font-size-complex="7pt" style:font-style-complex="normal" style:font-weight-complex="normal"/>
    </style:style>
    <style:style style:name="fr1" style:family="graphic" style:parent-style-name="Graphics">
      <style:graphic-properties fo:margin-left="0.1457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9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draw:fit-to-size="false" style:shrink-to-fit="false" fo:min-height="0.8035in" fo:min-width="1.2008in" fo:padding-top="0.05in" fo:padding-bottom="0.05in" fo:padding-left="0.1in" fo:padding-right="0.1in" fo:wrap-option="wrap" style:run-through="background"/>
    </style:style>
    <style:style style:name="gr3" style:family="graphic">
      <style:graphic-properties draw:stroke="none" svg:stroke-width="0in" draw:fill="solid" draw:fill-color="#1d86c0" draw:textarea-vertical-align="top" draw:auto-grow-height="false" draw:fit-to-size="false" style:shrink-to-fit="false" fo:min-height="0in" fo:min-width="0in" fo:padding-top="0.05in" fo:padding-bottom="0.05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NEXO No.1 DEL CONTRATO DE PRESTACION DE SERVICIOS - ACUERDO DE CONFIDENCIALIDAD</text:span></text:p>
      <text:p text:style-name="P1"><text:span text:style-name="T2">Entre los suscritos, </text:span><text:span text:style-name="T1">PABLO DAVID LEMOINE ARBOLEDA</text:span><text:span text:style-name="T2"> identificado con cédula de ciudadanía N° 80.185.594, obrando en nombre y representación del </text:span><text:span text:style-name="T1">CENTRO NACIONAL DE CONSULTORÍA</text:span><text:span text:style-name="T2">, sociedad legalmente constituida mediante escritura pública número 887 de la Notaría 19 de Bogotá, el 30 de abril de 1987, bajo el número 216.258 del libro IX y con matrícula número 300.350 todo lo cual consta en el Certificado de Constitución y Gerencia expedido por la Cámara de Comercio de Bogotá, quien en adelante se denominará EL CONTRATANTE por una parte y por la otra </text:span><text:span text:style-name="T3"><text:database-display text:table-name="" text:table-type="table" text:column-name="NOMBRE_COMPLETO">«NOMBRE_COMPLETO»</text:database-display></text:span><text:span text:style-name="T3">,</text:span><text:span text:style-name="T2"> con cédula de ciudadanía, Nº </text:span><text:span text:style-name="T3"><text:database-display text:table-name="" text:table-type="table" text:column-name="CEDULA">«CEDULA»</text:database-display></text:span><text:span text:style-name="T3"><text:s/></text:span><text:span text:style-name="T2">en virtud <text:s/>del <text:s/>desarrollo del <text:s/>contrato <text:s/>de <text:s/>prestación <text:s/>de servicios No. 523 de 2020, cuyo objeto es “prestar los servicios para la codificación de respuestas al módulo de comunicación Escrita de los exámenes Saber Pro y Saber TyT electrónico 2020” suscrito entre el CENTRO NACIONAL DE CONSULTORÍA S.A y el ICFES, acuerdan en esta </text:span><text:span text:style-name="T1">CLÁUSULA DE CONFIDENCIALIDAD</text:span><text:span text:style-name="T2"> lo siguiente: </text:span></text:p>
      <text:p text:style-name="P1"><text:span text:style-name="T1">EL CONTRATANTE</text:span><text:span text:style-name="T2"> para efectos de la ejecución del contrato No. 523 de 2020, accederá a información confidencial proporcionada por EL ICFES de manera permanente. </text:span><text:span text:style-name="T1">EL CONTRATISTA</text:span><text:span text:style-name="T2"> ejecuta obligaciones para </text:span><text:span text:style-name="T1">EL CONTRATANTE</text:span><text:span text:style-name="T2"> en virtud de las cuales tiene acceso a información confidencial de manera permanente. </text:span><text:span text:style-name="T1">EL CONTRATISTA</text:span><text:span text:style-name="T2"> y </text:span><text:span text:style-name="T1">EL CONTRATANTE</text:span><text:span text:style-name="T2"> entre sí reconocen y aceptan que toda la información recibida, creada, elaborada, desarrollada, formulada, conocida o a la que tenga acceso por cualquier medio </text:span><text:span text:style-name="T1">EL CONTRATISTA</text:span><text:span text:style-name="T2"> en virtud o con ocasión del contrato y las labores que desarrolla para </text:span><text:span text:style-name="T1">EL CONTRATANTE</text:span><text:span text:style-name="T2"> es altamente confidencial y por tanto han decidido establecer los términos que rigen el uso y la protección de dicha información. </text:span></text:p>
      <text:p text:style-name="P1"><text:span text:style-name="T1">EL CONTRATISTA</text:span><text:span text:style-name="T2"> acepta y reconoce de manera expresa que la información que reciba, elabore, cree, conozca, formule, deduzca o concluya en virtud o con ocasión del desarrollo y ejecución de su contrato, es información confidencial, de exclusiva titularidad de EL ICFES. </text:span><text:span text:style-name="T1">EL CONTRATISTA</text:span><text:span text:style-name="T2"> tendrá deber de reserva absoluta, independientemente que su relación o vinculación con </text:span><text:span text:style-name="T1">EL CONTRATANTE</text:span><text:span text:style-name="T2"> cese, se suspenda, termine o sea liquidada por cualquier causa o motivo. </text:span><text:span text:style-name="T1">PARÁGRAFO PRIMERO – INFORMACIÓN CONFIDENCIAL</text:span><text:span text:style-name="T2">: El término “Información Confidencial” incluirá, independientemente <text:s text:c="2"/>que <text:s text:c="2"/>haya <text:s text:c="2"/>sido <text:s text:c="2"/>calificada <text:s text:c="2"/>o <text:s text:c="2"/>designada <text:s text:c="2"/>dicha <text:s text:c="2"/>información <text:s text:c="2"/>como confidencial o no: </text:span><text:span text:style-name="T1">1.</text:span><text:span text:style-name="T2"> Cualquier dato o información académica, cultural, educativa, técnica, tecnológica, comercial, administrativa, estadística, financiera, contable, publicitaria, promocional, legal o de cualquier otro carácter en relación con el contrato aquí mencionado, que haya sido o sea suministrada a través de cualquier medio, incluidos todos los electrónicos y magnéticos, por </text:span><text:span text:style-name="T1">EL CONTRATANTE</text:span><text:span text:style-name="T2"> o por cualquiera de sus funcionarios, contratistas o asesores (incluyendo sus directores, ejecutivos, empleados, agentes, analistas, asesores y consultores) en virtud o con ocasión del desarrollo del contrato, así como toda la información producida, elaborada, evaluada, editada, construida o desarrollada por el contratista en virtud o con ocasión del contrato que tiene con </text:span><text:span text:style-name="T1">EL CONTRATANTE.</text:span><text:span text:style-name="T2"> </text:span><text:span text:style-name="T1">2.</text:span><text:span text:style-name="T2"> Todos los documentos que contengan, reflejen o reproduzcan total o parcialmente “Información Confidencial” (independiente de quien los haya suministrado, elaborado, revisado o preparado), así como los estudios, material de trabajo y resultados preliminares y definitivos desarrollados en virtud </text:span><text:soft-page-break/><text:span text:style-name="T2">del contrato. Cualquier información suministrada por </text:span><text:span text:style-name="T1">El CONTRATANTE</text:span><text:span text:style-name="T2"> o creada o elaborada por </text:span><text:span text:style-name="T1">EL CONTRATISTA</text:span><text:span text:style-name="T2"> en desarrollo del contrato. Así como las conclusiones, resultados o conjeturas que puedan deducirse, inducirse, concluirse o reflejarse a partir de la información confidencial. </text:span><text:span text:style-name="T1">3.</text:span><text:span text:style-name="T2"> Las partes acuerdan que la “Información Confidencial” está sujeta al derecho de propiedad industrial e <text:s text:c="2"/>intelectual, incluyendo <text:s text:c="2"/>sin <text:s text:c="2"/>limitación, aquellos derechos reconocidos <text:s text:c="2"/>de conformidad con las leyes aplicables a marcas, patentes, diseños, derecho de reproducción, derechos de autor, secretos comerciales y competencia desleal. </text:span><text:span text:style-name="T1">4.</text:span><text:span text:style-name="T2"> Las partes expresamente manifiestan que el presente acuerdo de confidencialidad no otorga ningún derecho adicional al de utilizar la Información Confidencial” para efectos del desarrollo del contrato, y nada de lo expresado en este acuerdo podrá ser interpretado como la creación tácita o expresa de una licencia o autorización para la utilización de la “Información Confidencial” fuera de los límites impuestos por este acuerdo. </text:span><text:span text:style-name="T1">5.</text:span><text:span text:style-name="T2"> Todos los documentos, estudios, bases de datos recopilación de datos, preguntas, formulación de preguntas, borradores, versiones y en general los resultados obtenidos y/o elaborados en virtud o con ocasión del desarrollo del contrato serán confidenciales y de propiedad exclusiva de EL ICFES. </text:span><text:span text:style-name="T1">PARÁGRAFO SEGUNDO - EXCEPCIONES A LA CONFIDENCIALIDAD:</text:span><text:span text:style-name="T2"> La confidencialidad y limitaciones establecidas en este acuerdo no serán aplicables a la “Información Confidencial”, siempre: <text:s/></text:span><text:span text:style-name="T1">1.</text:span><text:span text:style-name="T2"> Que la “Información Confidencial” haya sido o sea de dominio público. </text:span><text:span text:style-name="T1">2.</text:span><text:span text:style-name="T2"> Que deba ser revelada y/o divulgada en desarrollo o por mandato de una ley, decreto, sentencia u orden de la autoridad competente en ejercicio de sus funciones legales. En este caso, </text:span><text:span text:style-name="T1">EL CONTRATISTA</text:span><text:span text:style-name="T2">, se obliga a avisar inmediatamente haya tenido conocimiento de esta obligación a </text:span><text:span text:style-name="T1">EL CONTRATANTE</text:span><text:span text:style-name="T2">, para que pueda tomar las medidas necesarias para proteger su “Información Confidencial” y de igual manera se compromete a tomar las medidas razonables para atenuar los efectos de tal divulgación. </text:span><text:span text:style-name="T1">3.</text:span><text:span text:style-name="T2"> Que el período de confidencialidad haya vencido. </text:span><text:span text:style-name="T1">PARÁGRAFO TERCERO - OBLIGACIONES DEL CONTRATISTA EN LA CONFIDENCIALIDAD: <text:s/>1.</text:span><text:span text:style-name="T2"> <text:s/>La “Información Confidencial” podrá ser utilizada única y exclusivamente para los efectos relacionados con el contrato. <text:s/>Bajo ninguna circunstancia podrá utilizarse la “Información Confidencial” en detrimento de EL CONTRATANTE o EL ICFES o para fines distintos de los señalados anteriormente. </text:span><text:span text:style-name="T1">2.</text:span><text:span text:style-name="T2"> Sin perjuicio de lo previsto en el PARÁGRAFO SEGUNDO, </text:span><text:span text:style-name="T1">EL CONTRATISTA</text:span><text:span text:style-name="T2"> no suministrará, distribuirá, publicará o divulgará la “Información Confidencial”. </text:span><text:span text:style-name="T1">3</text:span><text:span text:style-name="T2">. </text:span><text:span text:style-name="T1">EL CONTRATISTA</text:span><text:span text:style-name="T2"> responderá hasta de culpa levísima por el cuidado, custodia, administración y absoluta reserva que se dé a la Información confidencial. </text:span><text:span text:style-name="T1">4. EL CONTRATISTA</text:span><text:span text:style-name="T2"> sólo podrá usar la “Información Confidencial” para los fines previstos en los considerandos de este acuerdo, salvo que expresamente se autorice en forma previa y escrita una utilización diferente por la parte de EL ICFES. Así mismo, en ningún caso podrá </text:span><text:span text:style-name="T1">EL CONTRATISTA</text:span><text:span text:style-name="T2"> retener ni alegar ningún derecho o prerrogativa sobre la “Información Confidencial”, dado que ésta es propiedad sólo de EL ICFES. Una vez concluido o terminado el contrato, por la razón que fuere, </text:span><text:span text:style-name="T1">EL CONTRATISTA</text:span><text:span text:style-name="T2"> devolverá o entregará a </text:span><text:span text:style-name="T1">EL CONTRATANTE</text:span><text:span text:style-name="T2"> todos los documentos, escritos, bases de datos, listados, elementos o instrumentos, relacionados con dicho contrato, que puedan ser física y materialmente devueltos o entregados, independientemente del soporte en el que estén, bien sea electrónico o magnético, y no podrá conservar ninguno de ellos en su poder. </text:span><text:span text:style-name="T1">5. EL CONTRATISTA</text:span><text:span text:style-name="T2"> se obliga en forma irrevocable ante EL ICFES <text:s/>a <text:s/>no <text:s/>revelar, divulgar o difundir, facilitar, transmitir, bajo, cualquier forma, a ninguna persona física o jurídica, sea esta pública o privada, y a no utilizar para su propio </text:span><text:soft-page-break/><text:span text:style-name="T2">beneficio o para beneficio de cualquier otra persona física o jurídica, pública o privada, la información confidencial. </text:span><text:span text:style-name="T1">6.</text:span><text:span text:style-name="T2"> En cualquier caso al finalizar la relación contractual </text:span><text:span text:style-name="T1">EL CONTRATISTA</text:span><text:span text:style-name="T2"> devolverá de manera inmediata a </text:span><text:span text:style-name="T1">EL CONTRATANTE</text:span><text:span text:style-name="T2"> cualquier copia de la información confidencial a la que haya tenido acceso ya sea en forma escrita o en cualquier otra forma (gráfica o electrónica). </text:span><text:span text:style-name="T1">7. EL CONTRATISTA</text:span><text:span text:style-name="T2"> manifiesta que no tiene intereses financieros, comerciales, políticos o de otra índole, relacionados con las actividades a ejecutar. </text:span><text:span text:style-name="T1">8. EL CONTRATISTA</text:span><text:span text:style-name="T2"> se compromete a no reproducir, o realizar cualquier actividad tendiente a copiar o duplicar la información confidencial, objeto del presente acuerdo de confidencialidad. </text:span><text:span text:style-name="T1">9. EL CONTRATISTA </text:span><text:span text:style-name="T2">se compromete a mantener la confidencialidad de la información a la que tenga acceso una vez finalice el proceso. </text:span><text:span text:style-name="T3">10.</text:span><text:span text:style-name="T2"> </text:span><text:span text:style-name="T3">EL CONTRATISTA se obliga con el borrado seguro de la información a la que tuvo acceso una vez finalice el proceso.</text:span><text:span text:style-name="T2"> </text:span><text:span text:style-name="T1">PARÁGRAFO CUARTO - TÉRMINO Y VIGENCIA:</text:span><text:span text:style-name="T2"> Este acuerdo de confidencialidad es continuo y no vence ni por terminación en cualquiera de sus formas del contrato. El término en mención es para todos los efectos legales independiente del término de la relación contractual o de cualquier índole que vincule a </text:span><text:span text:style-name="T1">EL CONTRATISTA</text:span><text:span text:style-name="T2"> con EL ICFES. </text:span><text:span text:style-name="T1">PARÁGRAFO QUINTO - NO RENUNCIA:</text:span><text:span text:style-name="T2"> La demora o retraso de EL ICFES para ejercer el derecho de exigir el cumplimiento de cualquiera de las obligaciones derivadas de este contrato, no afectará en ningún caso el mencionado derecho para hacer cumplir dichas obligaciones posteriormente. </text:span><text:span text:style-name="T1">PARÁGRAFO SEXTO - INDIVISIBILIDAD:</text:span><text:span text:style-name="T2"> Si cualquier término o disposición de este acuerdo o su aplicación a cualquier persona o circunstancia fueran inválidas, ilegales o no aplicables sea cual fuera su alcance, el remanente de este acuerdo permanecerá, sin embargo, válido y en plena vigencia. Si se encuentra que cualquier término o disposición es inválido, ilegal o no aplicable, las “partes” negociarán de buena fe para modificar este acuerdo para poder lograr la intención original de las “partes” de la manera más exacta posible en forma aceptable con el fin de que las estipulaciones contempladas sean cumplidas hasta donde sea posible. </text:span><text:span text:style-name="T1">PARÁGRAFO SÉPTIMO - INDEMNIZACIÓN DE PERJUICIOS:</text:span><text:span text:style-name="T2"> En caso de incumplimiento de </text:span><text:span text:style-name="T1">EL CONTRATISTA</text:span><text:span text:style-name="T2"> de cualquiera de las obligaciones que por medio de esta cláusula ha contraído, dará lugar a que </text:span><text:span text:style-name="T1">EL CONTRATANTE</text:span><text:span text:style-name="T2"> tenga derecho al pago de la indemnización que más adelante se menciona. Lo anterior, siempre que medie requerimiento privado que se efectuará de acuerdo a notificación hecha por </text:span><text:span text:style-name="T1">EL CONTRATANTE </text:span><text:span text:style-name="T2">sin necesidad de requerimiento judicial y mediando documento que precise los hechos y circunstancias del incumplimiento. En ese caso </text:span><text:span text:style-name="T1">EL CONTRATANTE</text:span><text:span text:style-name="T2"> tendrá derecho al pago de la suma de equivalente al 50 % del valor total del contrato, valor que podrá hacer efectivo </text:span><text:span text:style-name="T1">EL CONTRATANTE</text:span><text:span text:style-name="T2"> descontado directamente de las sumas adeudadas al </text:span><text:span text:style-name="T1">CONTRATISTA</text:span><text:span text:style-name="T2">, sin perjuicio de lo estipulado en el contrato para la solución de controversias. </text:span><text:span text:style-name="T1">PARÁGRAFO OCTAVO:</text:span><text:span text:style-name="T2"> El presente acuerdo de confidencialidad hace parte integral del CONTRATO DE PRESTACIÓN DE SERVICIOS suscrito entre las partes.</text:span></text:p>
      <text:p text:style-name="P1"><text:span text:style-name="T2">Para constancia, se firma en Bogotá D.C, a los xxxxx</text:span></text:p>
      <text:p text:style-name="P2"/>
      <text:p text:style-name="P1"><text:span text:style-name="T2">EL CONTRATANTE <text:tab/><text:tab/><text:tab/><text:tab/><text:tab/>EL CONTRATISTA</text:span></text:p>
      <text:p text:style-name="P3"><text:span text:style-name="T2">____________________________<text:tab/><text:tab/><text:tab/>____________________________<text:tab/></text:span></text:p>
      <text:p text:style-name="P3"><text:soft-page-break/><text:span text:style-name="T4">Pablo David Lemoine Arboleda<text:tab/><text:tab/><text:tab/></text:span><text:span text:style-name="T5">Nombre</text:span></text:p>
      <text:p text:style-name="P3"><text:span text:style-name="T2">Representante Legal<text:tab/><text:tab/><text:tab/><text:tab/><text:tab/>Cédula</text:span></text:p>
      <text:p text:style-name="P3"><text:span text:style-name="T2">Centro Nacional de Consultoría<text:tab/><text:tab/><text:tab/><text:tab/>Teléfono </text:span></text:p>
      <text:p text:style-name="P3"><text:span text:style-name="T2"><text:tab/><text:tab/><text:tab/><text:tab/><text:tab/><text:tab/><text:tab/>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3pt" fo:language="es" fo:country="C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3pt" fo:language="es" fo:country="CO"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3pt" style:font-size-asian="13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text-properties fo:font-size="13pt" style:font-size-asian="13pt"/>
    </style:style>
    <style:style style:name="Pie_20_de_20_página_20_Car" style:display-name="Pie de página Car" style:family="text" style:parent-style-name="Default_20_Paragraph_20_Font">
      <style:text-properties fo:font-size="13pt" style:font-size-asian="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334in" style:rel-width="100%" fo:margin-left="0in" fo:margin-top="0in" fo:margin-bottom="0in" table:align="left" style:writing-mode="lr-tb"/>
    </style:style>
    <style:style style:name="Table1.A" style:family="table-column">
      <style:table-column-properties style:column-width="6.334in" style:rel-column-width="65535*"/>
    </style:style>
    <style:style style:name="Table1.1" style:family="table-row">
      <style:table-row-properties fo:keep-together="auto"/>
    </style:style>
    <style:style style:name="Table1.A1" style:family="table-cell">
      <style:table-cell-properties fo:padding-left="0.0799in" fo:padding-right="0.0799in" fo:padding-top="0.0403in" fo:padding-bottom="0.0403in" fo:border="none"/>
    </style:style>
    <style:style style:name="MP1" style:family="paragraph">
      <style:paragraph-properties fo:margin-top="0in" fo:margin-bottom="0in" fo:line-height="100%" fo:text-align="start"/>
    </style:style>
    <style:style style:name="MP2" style:family="paragraph">
      <loext:graphic-properties draw:fill="none"/>
      <style:paragraph-properties fo:margin-top="0in" fo:margin-bottom="0in" fo:line-height="100%" fo:text-align="start"/>
    </style:style>
    <style:style style:name="MP3" style:family="paragraph">
      <loext:graphic-properties draw:fill="solid" draw:fill-color="#1d86c0"/>
      <style:paragraph-properties fo:text-align="start"/>
    </style:style>
    <style:style style:name="MT1"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size-asian="7pt" style:font-style-asian="normal" style:font-weight-asian="bold" style:font-name-complex="Arial1" style:font-size-complex="7pt" style:font-style-complex="normal" style:font-weight-complex="bold"/>
    </style:style>
    <style:style style:name="MT2"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name-complex="Arial1" style:font-size-complex="7pt" style:font-style-complex="normal" style:font-weight-complex="normal"/>
    </style:style>
    <style:style style:name="MT3" style:family="text">
      <style:text-properties style:font-name="Tahoma" fo:font-size="12pt" style:font-size-asian="12pt" style:font-name-complex="Tahoma1" style:font-size-complex="12pt"/>
    </style:style>
    <style:style style:name="Mfr1" style:family="graphic" style:parent-style-name="Graphics">
      <style:graphic-properties fo:margin-left="0.1457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9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in" draw:fill="none" draw:textarea-vertical-align="top" draw:auto-grow-height="false" draw:fit-to-size="false" style:shrink-to-fit="false" fo:min-height="0.8035in" fo:min-width="1.2008in" fo:padding-top="0.05in" fo:padding-bottom="0.05in" fo:padding-left="0.1in" fo:padding-right="0.1in" fo:wrap-option="wrap" style:run-through="background"/>
    </style:style>
    <style:style style:name="Mgr3" style:family="graphic">
      <style:graphic-properties draw:stroke="none" svg:stroke-width="0in" draw:fill="solid" draw:fill-color="#1d86c0" draw:textarea-vertical-align="top" draw:auto-grow-height="false" draw:fit-to-size="false" style:shrink-to-fit="false" fo:min-height="0in" fo:min-width="0in" fo:padding-top="0.05in" fo:padding-bottom="0.05in" fo:padding-left="0.1in" fo:padding-right="0.1in" fo:wrap-option="wrap" style:run-through="background"/>
    </style:style>
    <style:page-layout style:name="Mpm1">
      <style:page-layout-properties fo:page-width="8.5in" fo:page-height="11in" style:num-format="1" style:print-orientation="portrait" fo:margin-top="0.4925in" fo:margin-bottom="0.4925in" fo:margin-left="1.1811in" fo:margin-right="0.9846in" style:writing-mode="lr-tb" style:layout-grid-color="#c0c0c0" style:layout-grid-lines="30"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6736in" fo:margin-left="0in" fo:margin-right="0in" fo:margin-bottom="1.6339in" style:dynamic-spacing="true"/>
      </style:header-style>
      <style:footer-style>
        <style:header-footer-properties fo:min-height="0.689in" fo:margin-left="0in" fo:margin-right="0in" fo:margin-top="0.6492in" style:dynamic-spacing="true"/>
      </style:footer-style>
    </style:page-layout>
  </office:automatic-styles>
  <office:master-styles>
    <style:master-page style:name="Standard" style:page-layout-name="Mpm1">
      <style:header>
        <text:p text:style-name="Header"><draw:g text:anchor-type="paragraph" draw:z-index="7" draw:name="Group 5" draw:style-name="Mgr1"><draw:custom-shape draw:name="Text Box 2" draw:style-name="Mgr2" draw:text-style-name="MP2" svg:width="1.4004in" svg:height="0.9031in" svg:x="5.6in" svg:y="0.6327in"><text:p text:style-name="MP1"><text:span text:style-name="MT1">Centro Nacional de Consultoría S.A.</text:span></text:p><text:p text:style-name="MP1"><text:span text:style-name="MT2">Nit 800.011.951-9</text:span></text:p><text:p text:style-name="MP1"><text:span text:style-name="MT2">Calle 82 N° 6-51</text:span></text:p><text:p text:style-name="MP1"><text:span text:style-name="MT2">+ 571 339 48 88</text:span></text:p><text:p text:style-name="MP1"><text:span text:style-name="MT2">Bogotá – Colombia</text:span></text:p><text:p text:style-name="MP1"><text:span text:style-name="MT2">cnc@cnccol.com</text:span></text:p><text:p text:style-name="MP1"><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 draw:style-name="Mgr3" draw:text-style-name="MP3" svg:width="0.078in" svg:height="0.0657in" svg:x="5.4717in" svg:y="0.7126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frame draw:style-name="Mfr1" draw:name="Imagen 1" text:anchor-type="char" svg:x="0.0016in" svg:y="0.2898in" svg:width="2.002in" svg:height="0.648in" draw:z-index="3"><draw:image xlink:href="Pictures/100000000000032000000102671AC56143E7DD73.png" xlink:type="simple" xlink:show="embed" xlink:actuate="onLoad" loext:mime-type="image/png"/><draw:contour-polygon svg:width="11.2067in" svg:height="3.4575in" svg:viewBox="0 0 28465 8782" draw:points="-278,0 -278,8782 28187,8782 28187,0" draw:recreate-on-edit="false"/></draw:frame></text:p>
        <text:p text:style-name="Standard"/>
      </style:header>
      <style:footer>
        <table:table table:name="Table1" table:style-name="Table1">
          <table:table-column table:style-name="Table1.A"/>
          <table:table-row table:style-name="Table1.1">
            <table:table-cell table:style-name="Table1.A1" office:value-type="string">
              <text:p text:style-name="Footer"><text:tab/><text:span text:style-name="MT3"><text:tab/></text:span></text:p>
            </table:table-cell>
          </table:table-row>
        </table:table>
        <text:p text:style-name="Footer"><draw:frame draw:style-name="Mfr2" draw:name="Imagen 7" text:anchor-type="char" svg:x="5.9972in" svg:y="-0.4701in" svg:width="0.5791in" svg:height="0.6472in" draw:z-index="11"><draw:image xlink:href="Pictures/100002010000005600000061B2A75BA46476FD1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ana Infante</meta:initial-creator>
    <dc:creator>Diana Infante</dc:creator>
    <meta:editing-cycles>4</meta:editing-cycles>
    <meta:creation-date>2020-11-17T17:02:00</meta:creation-date>
    <dc:date>2020-11-17T23:10:00</dc:date>
    <meta:editing-duration>PT40M</meta:editing-duration>
    <meta:generator>LibreOffice/6.0.7.3$Linux_X86_64 LibreOffice_project/00m0$Build-3</meta:generator>
    <meta:document-statistic meta:table-count="1" meta:image-count="2" meta:object-count="0" meta:page-count="4" meta:paragraph-count="12" meta:word-count="1617" meta:character-count="10923" meta:non-whitespace-character-count="92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